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e180" officeooo:paragraph-rsid="0004e180"/>
    </style:style>
    <style:style style:name="P2" style:family="paragraph" style:parent-style-name="Standard" style:list-style-name="L1">
      <style:text-properties officeooo:rsid="0004e180" officeooo:paragraph-rsid="0004e180"/>
    </style:style>
    <style:style style:name="P3" style:family="paragraph" style:parent-style-name="Standard" style:list-style-name="L1">
      <style:text-properties officeooo:rsid="00068453" officeooo:paragraph-rsid="00068453"/>
    </style:style>
    <style:style style:name="P4" style:family="paragraph" style:parent-style-name="Standard">
      <style:text-properties officeooo:rsid="00068453" officeooo:paragraph-rsid="00068453"/>
    </style:style>
    <style:style style:name="P5" style:family="paragraph" style:parent-style-name="Standard" style:list-style-name="L1">
      <style:text-properties fo:font-style="normal" officeooo:rsid="00078a55" officeooo:paragraph-rsid="00078a55" style:font-style-asian="normal" style:font-style-complex="normal"/>
    </style:style>
    <style:style style:name="P6" style:family="paragraph" style:parent-style-name="Standard">
      <style:text-properties officeooo:rsid="000a8ef2" officeooo:paragraph-rsid="000a8ef2"/>
    </style:style>
    <style:style style:name="P7" style:family="paragraph" style:parent-style-name="Standard" style:list-style-name="L2">
      <style:text-properties officeooo:rsid="000a8ef2" officeooo:paragraph-rsid="000a8ef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59b65"/>
    </style:style>
    <style:style style:name="T3" style:family="text">
      <style:text-properties officeooo:rsid="0007fa0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6">Setting up system:</text:p>
      <text:p text:style-name="P1"/>
      <text:list xml:id="list7686457110007171795" text:style-name="L1">
        <text:list-item>
          <text:p text:style-name="P2">Supply wireless router with SSID: “<text:span text:style-name="T1">ISDdebug</text:span>” and Password: <text:span text:style-name="T1">rapidshare544</text:span></text:p>
        </text:list-item>
        <text:list-item>
          <text:p text:style-name="P5">wireless router needs to give out IP addresses in the range 172.16.0.X and debug server needs to have the IP 172.16.0.1 <text:span text:style-name="T3">(changeable in Low_Res_Worker.cpp)</text:span></text:p>
        </text:list-item>
        <text:list-item>
          <text:p text:style-name="P2">Power up boards</text:p>
        </text:list-item>
        <text:list-item>
          <text:p text:style-name="P2">start server application (on server):</text:p>
          <text:list>
            <text:list-item>
              <text:p text:style-name="P2">go to “<text:span text:style-name="T1">cutting_board/glfw/server/build</text:span>”</text:p>
            </text:list-item>
            <text:list-item>
              <text:p text:style-name="P2">maybe run “<text:span text:style-name="T1">make</text:span>”</text:p>
            </text:list-item>
            <text:list-item>
              <text:p text:style-name="P2">start application “<text:span text:style-name="T1">./main</text:span>”</text:p>
            </text:list-item>
          </text:list>
        </text:list-item>
        <text:list-item>
          <text:p text:style-name="P2">Find out IP addresses of the boards <text:span text:style-name="T2">(on the router)</text:span></text:p>
        </text:list-item>
        <text:list-item>
          <text:p text:style-name="P2">for each board (on clients):</text:p>
          <text:list>
            <text:list-item>
              <text:p text:style-name="P2">“<text:span text:style-name="T1">ssh pi@$IP</text:span>” with password “<text:span text:style-name="T1">raspberry</text:span>”</text:p>
            </text:list-item>
            <text:list-item>
              <text:p text:style-name="P2">either “<text:span text:style-name="T1">cd cutting_board/raspicam/build</text:span>” or <text:s text:c="78"/>“<text:span text:style-name="T1">cd cutting_board/cutting_board/raspicam/build</text:span>”</text:p>
            </text:list-item>
            <text:list-item>
              <text:p text:style-name="P2">“<text:span text:style-name="T1">cd ../..; git pull origin master; cd raspicam/build; make</text:span>”</text:p>
            </text:list-item>
          </text:list>
        </text:list-item>
        <text:list-item>
          <text:p text:style-name="P2">start application <text:s/>“<text:span text:style-name="T1">./main</text:span>”</text:p>
        </text:list-item>
        <text:list-item>
          <text:p text:style-name="P3">enjoy live carrot pictures</text:p>
        </text:list-item>
      </text:list>
      <text:p text:style-name="P4"/>
      <text:p text:style-name="P6">Turning lights on/off:</text:p>
      <text:p text:style-name="P6"/>
      <text:list xml:id="list5931308071531541028" text:style-name="L2">
        <text:list-item>
          <text:p text:style-name="P7">Connect to boards as described in “Setting up system”</text:p>
        </text:list-item>
        <text:list-item>
          <text:p text:style-name="P7">execute command “gpio mode 1 pwm”</text:p>
        </text:list-item>
        <text:list-item>
          <text:p text:style-name="P7">execute command “gpio pwm 1 0-1023” to set brightne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09:28.692328374</meta:creation-date>
    <dc:date>2016-08-30T15:28:30.922849358</dc:date>
    <meta:editing-duration>PT11M53S</meta:editing-duration>
    <meta:editing-cycles>7</meta:editing-cycles>
    <meta:generator>LibreOffice/4.2.8.2$Linux_X86_64 LibreOffice_project/420m0$Build-2</meta:generator>
    <meta:print-date>2016-08-30T15:24:20.268514442</meta:print-date>
    <meta:document-statistic meta:table-count="0" meta:image-count="0" meta:object-count="0" meta:page-count="1" meta:paragraph-count="20" meta:word-count="140" meta:character-count="976" meta:non-whitespace-character-count="794"/>
  </office:meta>
</office:document-meta>
</file>